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7cdf" officeooo:paragraph-rsid="000a7cdf"/>
    </style:style>
    <style:style style:name="P2" style:family="paragraph" style:parent-style-name="Standard">
      <style:text-properties officeooo:rsid="0010331b" officeooo:paragraph-rsid="0010331b"/>
    </style:style>
    <style:style style:name="P3" style:family="paragraph" style:parent-style-name="Standard">
      <style:text-properties fo:font-weight="bold" officeooo:rsid="0010331b" officeooo:paragraph-rsid="0010331b" style:font-weight-asian="bold" style:font-weight-complex="bold"/>
    </style:style>
    <style:style style:name="P4" style:family="paragraph" style:parent-style-name="Standard">
      <style:text-properties fo:font-weight="normal" officeooo:rsid="0010331b" officeooo:paragraph-rsid="0010331b" style:font-weight-asian="normal" style:font-weight-complex="normal"/>
    </style:style>
    <style:style style:name="P5" style:family="paragraph" style:parent-style-name="Standard">
      <style:text-properties fo:font-weight="normal" officeooo:rsid="0014a424" officeooo:paragraph-rsid="0014a424" style:font-weight-asian="normal" style:font-weight-complex="normal"/>
    </style:style>
    <style:style style:name="P6" style:family="paragraph" style:parent-style-name="Standard">
      <style:text-properties fo:font-size="14pt" fo:font-weight="bold" officeooo:rsid="000a7cdf" officeooo:paragraph-rsid="000a7cdf" style:font-size-asian="14pt" style:font-weight-asian="bold" style:font-size-complex="14pt" style:font-weight-complex="bold"/>
    </style:style>
    <style:style style:name="P7" style:family="paragraph" style:parent-style-name="Standard">
      <style:text-properties fo:font-size="14pt" fo:font-weight="bold" officeooo:rsid="0010331b" officeooo:paragraph-rsid="0010331b" style:font-size-asian="14pt" style:font-weight-asian="bold" style:font-size-complex="14pt" style:font-weight-complex="bold"/>
    </style:style>
    <style:style style:name="P8" style:family="paragraph" style:parent-style-name="Standard">
      <style:text-properties fo:font-size="14pt" fo:font-weight="bold" officeooo:rsid="0013f1f7" officeooo:paragraph-rsid="0013f1f7" style:font-size-asian="14pt" style:font-weight-asian="bold" style:font-size-complex="14pt" style:font-weight-complex="bold"/>
    </style:style>
    <style:style style:name="P9" style:family="paragraph" style:parent-style-name="Standard">
      <style:text-properties fo:language="lt" fo:country="LT" officeooo:rsid="000afd70" officeooo:paragraph-rsid="000a7cdf"/>
    </style:style>
    <style:style style:name="P10" style:family="paragraph" style:parent-style-name="Standard">
      <style:text-properties fo:language="lt" fo:country="LT" fo:font-weight="bold" officeooo:rsid="000afd70" officeooo:paragraph-rsid="000a7cdf" style:font-weight-asian="bold" style:font-weight-complex="bold"/>
    </style:style>
    <style:style style:name="P11" style:family="paragraph" style:parent-style-name="Standard">
      <style:text-properties fo:language="lt" fo:country="LT" fo:font-weight="bold" officeooo:rsid="0010331b" officeooo:paragraph-rsid="0010331b" style:font-weight-asian="bold" style:font-weight-complex="bold"/>
    </style:style>
    <style:style style:name="P12" style:family="paragraph" style:parent-style-name="Standard">
      <style:text-properties fo:language="lt" fo:country="LT" fo:font-weight="bold" officeooo:rsid="001df281" officeooo:paragraph-rsid="001df281" style:font-weight-asian="bold" style:font-weight-complex="bold"/>
    </style:style>
    <style:style style:name="P13" style:family="paragraph" style:parent-style-name="Standard">
      <style:text-properties fo:language="lt" fo:country="LT" fo:font-weight="bold" officeooo:rsid="0013f1f7" officeooo:paragraph-rsid="0013f1f7" style:font-weight-asian="bold" style:font-weight-complex="bold"/>
    </style:style>
    <style:style style:name="P14" style:family="paragraph" style:parent-style-name="Standard">
      <style:text-properties fo:language="lt" fo:country="LT" fo:font-weight="bold" officeooo:rsid="0014a424" officeooo:paragraph-rsid="0014a424" style:font-weight-asian="bold" style:font-weight-complex="bold"/>
    </style:style>
    <style:style style:name="P15" style:family="paragraph" style:parent-style-name="Standard">
      <style:text-properties fo:language="lt" fo:country="LT" fo:font-weight="normal" officeooo:rsid="0010331b" officeooo:paragraph-rsid="0010331b" style:font-weight-asian="normal" style:font-weight-complex="normal"/>
    </style:style>
    <style:style style:name="P16" style:family="paragraph" style:parent-style-name="Standard">
      <style:text-properties fo:language="lt" fo:country="LT" fo:font-weight="normal" officeooo:rsid="0013f1f7" officeooo:paragraph-rsid="0013f1f7" style:font-weight-asian="normal" style:font-weight-complex="normal"/>
    </style:style>
    <style:style style:name="P17" style:family="paragraph" style:parent-style-name="Standard">
      <style:text-properties fo:language="lt" fo:country="LT" fo:font-weight="normal" officeooo:rsid="0014a424" officeooo:paragraph-rsid="0014a424" style:font-weight-asian="normal" style:font-weight-complex="normal"/>
    </style:style>
    <style:style style:name="P18" style:family="paragraph" style:parent-style-name="Standard">
      <style:text-properties fo:language="lt" fo:country="LT" officeooo:rsid="0010331b" officeooo:paragraph-rsid="0010331b"/>
    </style:style>
    <style:style style:name="P19" style:family="paragraph" style:parent-style-name="Standard">
      <style:text-properties fo:language="lt" fo:country="LT" officeooo:rsid="0013f1f7" officeooo:paragraph-rsid="0010331b"/>
    </style:style>
    <style:style style:name="P20" style:family="paragraph" style:parent-style-name="Standard">
      <style:text-properties fo:language="lt" fo:country="LT" fo:font-style="italic" fo:font-weight="bold" officeooo:rsid="0013f1f7" officeooo:paragraph-rsid="0013f1f7" style:font-style-asian="italic" style:font-weight-asian="bold" style:font-style-complex="italic" style:font-weight-complex="bold"/>
    </style:style>
    <style:style style:name="P21" style:family="paragraph" style:parent-style-name="Standard">
      <style:text-properties fo:language="lt" fo:country="LT" fo:font-style="italic" fo:font-weight="bold" officeooo:rsid="0014a424" officeooo:paragraph-rsid="0014a424" style:font-style-asian="italic" style:font-weight-asian="bold" style:font-style-complex="italic" style:font-weight-complex="bold"/>
    </style:style>
    <style:style style:name="P22" style:family="paragraph" style:parent-style-name="Standard">
      <style:text-properties fo:font-size="14pt" fo:language="lt" fo:country="LT" fo:font-weight="bold" officeooo:rsid="0014a424" officeooo:paragraph-rsid="0014a424" style:font-size-asian="14pt" style:font-weight-asian="bold" style:font-size-complex="14pt" style:font-weight-complex="bold"/>
    </style:style>
    <style:style style:name="T1" style:family="text">
      <style:text-properties officeooo:rsid="000afd70"/>
    </style:style>
    <style:style style:name="T2" style:family="text">
      <style:text-properties fo:language="lt" fo:country="LT"/>
    </style:style>
    <style:style style:name="T3" style:family="text">
      <style:text-properties fo:language="lt" fo:country="LT" officeooo:rsid="000afd70"/>
    </style:style>
    <style:style style:name="T4" style:family="text">
      <style:text-properties fo:language="lt" fo:country="LT" officeooo:rsid="0017f3b8"/>
    </style:style>
    <style:style style:name="T5" style:family="text">
      <style:text-properties fo:language="lt" fo:country="LT" officeooo:rsid="00189384"/>
    </style:style>
    <style:style style:name="T6" style:family="text">
      <style:text-properties fo:language="lt" fo:country="LT" officeooo:rsid="001a742a"/>
    </style:style>
    <style:style style:name="T7" style:family="text">
      <style:text-properties fo:language="lt" fo:country="LT" officeooo:rsid="001bd670"/>
    </style:style>
    <style:style style:name="T8" style:family="text">
      <style:text-properties fo:language="lt" fo:country="LT" fo:font-style="italic" style:font-style-asian="italic" style:font-style-complex="italic"/>
    </style:style>
    <style:style style:name="T9" style:family="text">
      <style:text-properties fo:language="lt" fo:country="LT" fo:font-style="italic" officeooo:rsid="001bd670" style:font-style-asian="italic" style:font-style-complex="italic"/>
    </style:style>
    <style:style style:name="T10" style:family="text">
      <style:text-properties fo:language="lt" fo:country="LT" fo:font-style="italic" officeooo:rsid="001dbff6" style:font-style-asian="italic" style:font-style-complex="italic"/>
    </style:style>
    <style:style style:name="T11" style:family="text">
      <style:text-properties fo:language="lt" fo:country="LT" fo:font-style="italic" fo:font-weight="bold" style:font-style-asian="italic" style:font-weight-asian="bold" style:font-style-complex="italic" style:font-weight-complex="bold"/>
    </style:style>
    <style:style style:name="T12" style:family="text">
      <style:text-properties fo:language="lt" fo:country="LT" fo:font-style="italic" fo:font-weight="bold" officeooo:rsid="000afd70" style:font-style-asian="italic" style:font-weight-asian="bold" style:font-style-complex="italic" style:font-weight-complex="bold"/>
    </style:style>
    <style:style style:name="T13" style:family="text">
      <style:text-properties fo:language="lt" fo:country="LT" fo:font-style="italic" fo:font-weight="bold" officeooo:rsid="001bd670" style:font-style-asian="italic" style:font-weight-asian="bold" style:font-style-complex="italic" style:font-weight-complex="bold"/>
    </style:style>
    <style:style style:name="T14" style:family="text">
      <style:text-properties fo:language="lt" fo:country="LT" fo:font-style="italic" fo:font-weight="bold" officeooo:rsid="001dbff6" style:font-style-asian="italic" style:font-weight-asian="bold" style:font-style-complex="italic" style:font-weight-complex="bold"/>
    </style:style>
    <style:style style:name="T15" style:family="text">
      <style:text-properties fo:language="lt" fo:country="LT" officeooo:rsid="001dbff6"/>
    </style:style>
    <style:style style:name="T16" style:family="text">
      <style:text-properties fo:language="lt" fo:country="LT" officeooo:rsid="001df281"/>
    </style:style>
    <style:style style:name="T17" style:family="text">
      <style:text-properties fo:language="lt" fo:country="LT" officeooo:rsid="001fd01a"/>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0a7cdf"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9">1. </text:span><text:span text:style-name="T18">Astrologo darbo aprašymas</text:span><text:line-break/><text:line-break/>Kartkartėmis manęs kas nors paklausia, koks, mano manymu, yra mano, kaip astrologo, darbas. Tai geras klausimas - jis verčia mane grįžti į pagrindą ir dar kartą išdėstyti pagrindinius dalykus tiek klausiančiajam, tiek man pačiam.<text:line-break/><text:line-break/>Mano, kaip astrologo, darbas - padėti kitiems žmonėms geriau suprasti save. Aš nežinau, kokia yra pusiausvyra tarp likimo ir laisvos valios, kaip ir niekas kitas. Tačiau gimimo žemėlapis arba horoskopas aiškiai rodo, kad į šį pasaulį ateiname ne kaip <text:span text:style-name="T4">baltas švarus lapas, kiekvienas gimstame su tam tikru skirtingu savybių rinkiniu. M</text:span>ūsų gyvenimo procesas vystosi nuo gimimo iki mirties.<text:line-break/><text:line-break/>Astrologai negali apibūdinti visų galimybių <text:span text:style-name="T4">kaip žmogus gali nugyventi savo gyvenimą. </text:span>Atrodo, kad egzistuoja dinamiškas ryšys tarp to, kas<text:span text:style-name="T2"> </text:span><text:span text:style-name="T4">žmogui</text:span><text:span text:style-name="T2"> </text:span>duota per šeimos fizinį ir psichologinį paveldėjimą, gyvenam<text:span text:style-name="T4">ąją vietą</text:span>, socialin<text:span text:style-name="T4">į</text:span> status<text:span text:style-name="T4">ą</text:span> ir jūsų pačių pasirinkim<text:span text:style-name="T4">ų</text:span>, ką su šiais duotais dalykais darote.<text:line-break/><text:line-break/>Manau, kad veiksmingai konsultuojantys astrologai stovi ties likimo ir laisvos valios riba - viena vertus, jie padeda klientams patvirtinti, kas jie yra, o tai jie tikriausiai jau žino, jei yra sąžiningi patys su savimi, kita vertus, padeda jiems pamatyti ir išplėsti galimų energijų, su kuriomis jie gimė, galimybių spektrą.<text:line-break/><text:line-break/>Astrologo ego turėtų daryti minimalią įtaką kito žmogaus horoskopo skaitymo procesui. Neįmanoma visiškai neįtraukti ego. Neįmanoma būti visiškai objektyviam, išvengti klaidų, tačiau tai, ką žmogus pasiima, turėtų būti kuo daugiau jo ir kuo mažiau astrologo. Mano patirtis rodo, kad žmonių, kurie konsultuojasi su manimi, gyvenimas yra susijęs su platesniu kontekstu, o tai jiems padeda, juos palaiko ir padeda.<text:line-break/><text:line-break/>Mane domina tik tie klientai, kurie yra pasirengę prisiimti atsakomybę už tai, kaip jų vidinis pasaulis susijęs su išorinio gyvenimo raida. Tinkamai naudojama astrologija turėtų sustiprinti asmeninės atsakomybės jausmą, o ne atimti jį ir suversti ant planetų ar, dar blogiau, ant astrologo.<text:line-break/><text:line-break/>Mano nuomone, svarbu, kad žmonės netaptų pernelyg priklausomi nuo simbolinio konteksto. Astrologija ir astrologai, kaip ir santykiai, narkotikai, seksas, alkoholis ar loterija, gali sukelti didelę priklausomybę. Su didžiaisiais simboliniais menais, tokiais kaip astrologija, taro, chiromantija ir I Čing, reikėtų konsultuotis su didele pagarba ir labai santūriai.<text:line-break/><text:line-break/>Apibendrinant - manau, kad mano darbas yra išleisti žmones, kurie jaučiasi galintys konstruktyviau ir sąžiningiau veikti savo pasaulyje, nei atėję, palaikant jų drąsą ir pasitikėjimą, kad jie galėtų gyventi savo gyvenimą, vadovaudamiesi savo nuožiūr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2. <text:span text:style-name="T1">P</text:span><text:span text:style-name="T3">lanetų reikšmė</text:span></text:p>
      <text:p text:style-name="P9"/>
      <text:p text:style-name="P1"><text:span text:style-name="T3">Plačiąja prasme, jūsų astrologinis likimas priklauso nuo dangaus kūnų išsidėstymo Saulės sistemoje tuo metu, kai gimėte. Sudarant horoskopus daugiausia dėmesio skiriame konkrečiai Saulės padėčiai, kuri lemia jūsų Saulės ženklą (dar vadinamą vienu iš 12 Zodiako ženklų, kurį dalijatės su kitais asmenimis, gimusiais tuo pačiu metų laiku, kaip ir jūs). Tačiau norint aiškiai suprasti, kaip dangaus žemėlapis gali paveikti jūsų asmenybę ir gyvenimo kelią, verta atsižvelgti ir į planetų išsidėstymą - visos jos astrologijoje turi unikalią reikšmę.<text:line-break/><text:line-break/>Kiekviena planeta atspindi tam tikrą mūsų asmenybės aspektą. Pavyzdžiui, galbūt jau žinote, kad Merkurijus yra bendravimo planeta. Pagal šią simboliką kiekviena planeta taip pat valdo tam tikrą ženklą (ar ženklus), t. y. turi didžiausią įtaką to ženklo archetipiniams bruožams. Pavyzdžiui, Merkurijus yra metodiškos Mergelės ir veržl</text:span><text:span text:style-name="T5">iųjų</text:span><text:span text:style-name="T3"> Dvynių, t. y. ženklų, kuriems bendravimas yra pagrindinis saviraiškos elementas, valdovas.<text:line-break/><text:line-break/>Astrologijos pradžiamokslis: visos planetos yra pagrindiniai jūsų horoskopo veikėjai, o kiekviena iš jų yra viename iš 12 zodiako ženklų ir viename iš 12 namų tuo metu, kai gimėte. Astrologė Chani Nicholas šią dangiškąją aplinką supaprastina teatro metafora: "Planetos yra personažai, ženklai - jų kostiumai, o namai - scenos arba gyvenimo sritys, kuriose jie gyvena".<text:line-break/><text:line-break/>Grįžtant prie </text:span><text:span text:style-name="T5">astrologijos</text:span><text:span text:style-name="T3"> pagrindų, labai svarbu suprasti visų planetų reikšmes astrologijoje, kad galėtumėte interpretuoti jų santykinę padėtį savo horoskope ir tai, kokį likimą jos gali prognozuoti. Remdamiesi planetų simbolika, galime įžvelgti visus savo gyvenimo aspektus, įskaitant sveikatą. </text:span></text:p>
      <text:p text:style-name="P9"/>
      <text:p text:style-name="P10">Štai pagrindinės visų planetų reikšmės astrologijoje:</text:p>
      <text:p text:style-name="P9"/>
      <text:p text:style-name="P1"><text:span text:style-name="T12">Saulė:</text:span><text:span text:style-name="T3"> ego, kūrybiškumas</text:span></text:p>
      <text:p text:style-name="P9"/>
      <text:p text:style-name="P9">Saulė techniškai nėra planeta (ji yra žvaigždė), bet kadangi ji yra Saulės sistemos šviečiantis kūnas, astrologijoje ji atlieka panašų vaidmenį kaip ir planetos. Tiesą sakant, ji turi bene didžiausią įtaką jūsų asmenybei - jos vieta danguje tuo metu, kai gimėte, lemia jūsų Saulės ženklą, arba zodiako ženklą, kurį paprastai skaitote horoskope.</text:p>
      <text:p text:style-name="P9"/>
      <text:p text:style-name="P1"><text:span text:style-name="T3">Saulė lemia, kaip jūs skleidžiate savo šviesą šiame pasaulyje.Tai jūsų kūrybinė kibirkštis ir gyvybingumo jausmas. </text:span><text:span text:style-name="T5">G</text:span><text:span text:style-name="T3">alite geriau suprasti, kaip jos įtaka pasireiškia jūsų gyvenime, remdamiesi tuo, kokiame ženkle ji buvo, kai gimėte - kiekvieną mėnesį ji pereina į naują ženklą, taip pat galite atsižvelgti į tai, kokiame astrologiniame name ji buvo. Tai gali padėti suprasti, kokioje pagrindinėje gyvenimo srityje (pvz., karjeroje, šeimoje, kelionėse ir t. t.) bus įgyvendinamas jūsų pagrindinis tikslas.</text:span></text:p>
      <text:p text:style-name="P9"/>
      <text:p text:style-name="P1"><text:span text:style-name="T12">Mėnulis:</text:span><text:span text:style-name="T3"> emocijos</text:span></text:p>
      <text:p text:style-name="P9"/>
      <text:p text:style-name="P9">Mėnulis taip pat nėra planeta, tačiau astrologijoje jis veikia kaip įtakingas dangaus kūnas. Šiuo atveju jis atspindi mūsų emocijas, pojūčius, instinktus, intuiciją ir pasąmonę. Dažnai Mėnulio ženklas, kuris buvo jūsų gimimo metu, atspindi tam tikrą vidinę tapatybę, kuri gali skirtis nuo paviršinio asmenybės paveikslo, kurį piešia jūsų Saulės ženklas. Jis mums parodo, kaip geriausiai save puoselėti ir maitinti rūpinantis savimi.</text:p>
      <text:p text:style-name="P9"/>
      <text:p text:style-name="P9">Kadangi Mėnulis juda greitai (keičia ženklus kas dvi-tris dienas), norint teisingai nustatyti savo Mėnulio ženklą, labai svarbu žinoti tikslų laiką ir vietą, kurioje gimėte.</text:p>
      <text:p text:style-name="P9"><text:soft-page-break/></text:p>
      <text:p text:style-name="P1"><text:span text:style-name="T12">Merkurijus:</text:span><text:span text:style-name="T3"> bendravimas</text:span></text:p>
      <text:p text:style-name="P9"/>
      <text:p text:style-name="P1"><text:span text:style-name="T3">Merkurijus yra intelekto, bendravimo ir vidinio dialogo planeta. Ypač didelę įtaką mums jis turi todėl, kad tai (beveik visada) arčiausiai Žemės esanti Saulės sistemos planeta. Žodis "gyvsidab</text:span><text:span text:style-name="T6">ris</text:span><text:span text:style-name="T3">" vartojamas apibūdinti gyvybingą, nepastovų ir greitai besikeičianči</text:span><text:span text:style-name="T6">os</text:span><text:span text:style-name="T3"> nuotaik</text:span><text:span text:style-name="T6">os</text:span><text:span text:style-name="T3"> žmogų.</text:span></text:p>
      <text:p text:style-name="P9"/>
      <text:p text:style-name="P1"><text:span text:style-name="T3">Merkurijaus ženklas jūsų horoskope gali lemti, kaip analizuojate, apdorojate ir perduodate informaciją (planeta kas tris-keturias savaites pereina į naują ženklą). </text:span><text:span text:style-name="T6">Ši planeta</text:span><text:span text:style-name="T3"> simbolizuoja tai, kaip mes tvarkome savo gyvenimą per rutiną, kasdienę praktiką ir įpročius.</text:span></text:p>
      <text:p text:style-name="P9"/>
      <text:p text:style-name="P1"><text:span text:style-name="T12">Venera:</text:span><text:span text:style-name="T3"> meilė ir santykiai</text:span></text:p>
      <text:p text:style-name="P9"/>
      <text:p text:style-name="P1"><text:span text:style-name="T3">Iš esmės Venera susijusi su mūsų savivertės klausimais. Jos galia susijusi su tuo, kaip mes patiriame malonumą, nor</text:span><text:span text:style-name="T6">ą</text:span><text:span text:style-name="T3"> bendradarbiauti, gebėjim</text:span><text:span text:style-name="T6">ą</text:span><text:span text:style-name="T3"> tarpininkauti konfliktuose. Štai kodėl partnerio Veneros ženklo žinojimas (kitaip tariant, ženklo, kuriame buvo planeta, kai jis gimė) gali būti raktas į tai, kaip jis nori būti mylimas. Planeta kas keturias - penkias savaites pereina į naują ženklą.</text:span></text:p>
      <text:p text:style-name="P9"/>
      <text:p text:style-name="P9">Venera taip pat valdo mūsų finansus, o tai susiję su savivertės tema ir su tuo, kaip mums patinka būti ir jaustis įvertintiems. Ji taip pat yra visa, kas susiję su grožiu ir harmonija, taigi, kalbant apie meną ir madą, yra stiprus ryšys tarp mūsų Veneros ženklo ir stiliaus pojūčio.</text:p>
      <text:p text:style-name="P9"/>
      <text:p text:style-name="P1"><text:span text:style-name="T12">Marsas:</text:span><text:span text:style-name="T3"> fizinė energija</text:span></text:p>
      <text:p text:style-name="P9"/>
      <text:p text:style-name="P9">Ugningas ir energingas Marsas, <text:s/>atstovauja mūsų fizinei jėgai, todėl nustatant, kuriame ženkle yra jūsų Marsas, galima suprasti, koks treniruočių režimas geriausiai tinka jūsų kūnui.</text:p>
      <text:p text:style-name="P9"/>
      <text:p text:style-name="P1"><text:span text:style-name="T3">Pavyzdžiui, žmogui, kurio Marsas yra Vėžio ženkle, gali labiau patikti </text:span><text:span text:style-name="T6">joga</text:span><text:span text:style-name="T3">, o žmogui, kurio Marsas yra Dvynių ženkle, gali patikti </text:span><text:span text:style-name="T6">intensyvios kardio treniruotės</text:span><text:span text:style-name="T3">. Kadangi Marsas yra susijęs su fiziniais dalykais, energija ir aistra, jis taip pat yra mūsų seksualinius poreikius valdanti planeta. Kas šešias - septynias savaites jis pereina į naują ženklą.</text:span></text:p>
      <text:p text:style-name="P9"/>
      <text:p text:style-name="P1"><text:span text:style-name="T12">Jupiteris:</text:span><text:span text:style-name="T3"> sėkmė</text:span></text:p>
      <text:p text:style-name="P9"/>
      <text:p text:style-name="P9">Jupiteris yra didžiausia Saulės sistemos planeta, labiausiai susijusi su mūsų tikėjimu, įsitikinimais ir filosofija, ji siejama su sėkme ir likimu. Galiausiai Jupiteris nori, kad sektume tuo, kas mus labiausiai jaudina ir kas kelia didžiausią entuziazmą, džiaugsmą ir aistrą., </text:p>
      <text:p text:style-name="P9"/>
      <text:p text:style-name="P1"><text:span text:style-name="T6">Jupiteris</text:span><text:span text:style-name="T3"> taip pat yra nuotykių planeta ir rodo, kaip galime patirti gyvenimo plėtrą ir plėsti savo akiratį keliaudami, įgydami aukštąjį išsilavinimą ar ką nors kita, priklausomai nuo to, kokiame ženkle buvo Jupiteris, kai gimėte. Kas dvejus trejus metus jis pereina į kitą ženklą.</text:span></text:p>
      <text:p text:style-name="P9"/>
      <text:p text:style-name="P1"><text:span text:style-name="T12">Saturnas:</text:span><text:span text:style-name="T3"> struktūra</text:span></text:p>
      <text:p text:style-name="P9"/>
      <text:p text:style-name="P1"><text:span text:style-name="T3">Saturnas, dangaus struktūros valdovas. </text:span><text:span text:style-name="T6">A</text:span><text:span text:style-name="T3">strologijoje dažnai </text:span><text:span text:style-name="T6">yra naudamas terminas</text:span><text:span text:style-name="T3"> „Saturno sugrįžimas“, kai planeta sugrįžta į tą padėtį, kurioje ji buvo, kai gimėte, t. y. kai jums sukanka dvidešimt metų, ir iš esmės tvirtai įveda jus į suaugusiojo amžių. Šiuo laikotarpiu būdingi svarbūs etapai ar gyvenimo pokyčiai gali sukelti didesnių ezoterinių klausimų apie tikslą ir tapatybę, kurie neretai susiję su </text:span><text:span text:style-name="T6">asmenybės augimo</text:span><text:span text:style-name="T3"> </text:span><text:span text:style-name="T6">iššūkiais</text:span><text:span text:style-name="T3">.</text:span></text:p>
      <text:p text:style-name="P9"><text:soft-page-break/></text:p>
      <text:p text:style-name="P9">Saturnas atspindi mūsų suvokiamus apribojimus, autoritetingus asmenis, įsipareigojimus, atsakomybę, struktūrą ir sunkų darbą. Būtent todėl Saturno ženklo žinojimas gali padėti išsiaiškinti didžiausią jūsų gyvenimo iššūkį ir patarti, kaip geriausiai jį įveikti. Saturnas kas dvejus trejus metus pereina į naują ženklą.</text:p>
      <text:p text:style-name="P9"/>
      <text:p text:style-name="P1"><text:span text:style-name="T12">Uranas:</text:span><text:span text:style-name="T3"> inovacijos</text:span></text:p>
      <text:p text:style-name="P9"/>
      <text:p text:style-name="P1"><text:span text:style-name="T3">Naujovės, mokslas ir technologijos - tai Urano, kuris laikomas viena iš šiuolaikinių planetų, pavadinimas, nes jis buvo atrastas 1781 m., t. y. gerokai po to, kai buvo sukurtos astrologijos ir astronomijos sistemos. </text:span><text:span text:style-name="T7">Jis - </text:span><text:span text:style-name="T3"><text:s/>pokyčių ir evoliucijos varomoji jėga.</text:span></text:p>
      <text:p text:style-name="P9"/>
      <text:p text:style-name="P1"><text:span text:style-name="T3">Kadangi Uranas yra toli nuo Žemės ir tarp ženklų juda maždaug septynerius metus, jo įtaka yra labiau </text:span><text:span text:style-name="T7">juntama tarp</text:span><text:span text:style-name="T3"> kartų, o ne individuali</text:span><text:span text:style-name="T7">ai</text:span><text:span text:style-name="T3">.</text:span></text:p>
      <text:p text:style-name="P9"/>
      <text:p text:style-name="P1"><text:span text:style-name="T12">Neptūnas: </text:span><text:span text:style-name="T3">įkvėpimas</text:span></text:p>
      <text:p text:style-name="P9"/>
      <text:p text:style-name="P9">Ši tolima planeta susijusi su mūsų idealais, svajonėmis ir mistiniais polinkiais. Kai ji pereina į retrogradinį tranzitą, kaip buvo praėjusių metų pabaigoje, ji gali priminti tiesos ir iliuzijos klausimus ir paskatinti jus ieškoti visiško sąžiningumo iš savęs ir savo artimųjų.</text:p>
      <text:p text:style-name="P9"/>
      <text:p text:style-name="P9">Panašiai kaip ir Uranas, jis ilgai juda iš vieno ženklo į kitą - apie 10 - 12 metų, todėl jo įtaka yra platesnė ir apima kelias kartas. Neptūnas susijęs su vienybės jausmu, kurį galime pajusti gilios meditacijos metu, <text:s/>taip pat jis susijęs su narkotikais, kofeinu, alkoholiu ir kitomis protą keičiančiomis medžiagomis.</text:p>
      <text:p text:style-name="P9"/>
      <text:p text:style-name="P1"><text:span text:style-name="T12">Plutonas:</text:span><text:span text:style-name="T3"> atgimimas</text:span></text:p>
      <text:p text:style-name="P9"/>
      <text:p text:style-name="P9">Nors moksliškai Plutonas nebėra priskiriamas planetoms, astrologijos erdvėje jis atlieka panašų vaidmenį - šiuo atveju jis valdo kūno regeneracines jėgas, mirtį ir atgimimą. Jis susijęs su giliuoju psichologiniu mūsų pačių aspektu ir pasąmone.</text:p>
      <text:p text:style-name="P9"/>
      <text:p text:style-name="P9">Kaip ir kitos išorinės planetos, Žemės požiūriu ji juda lėtai - į naują ženklą pereina maždaug kas 12-15 metų. Todėl jos įtaka taip pat yra labiau kartų nei individuali. Šiuo metu Plutonas yra retrogradinis Ožiaragyje (ženkle, garsėjančiame darbštumu ir pragmatiškumu), o tai reiškia, kad tai praktinių permainų ir judėjimo į priekį metas visiem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span text:style-name="T2">3. </text:span><text:span text:style-name="T3">B</text:span><text:span text:style-name="T2">ūstai</text:span></text:p>
      <text:p text:style-name="P11"/>
      <text:p text:style-name="P15">Zodiakas, kaip ir laikrodis, padalytas į 12 segmentų, arba namų, kurių kiekvieną valdo skirtingas ženklas. Zodiakas prasideda nuo pirmojo namo ir eina aplink jį prieš laikrodžio rodyklę.</text:p>
      <text:p text:style-name="P15"/>
      <text:p text:style-name="P4"><text:span text:style-name="T2">Kiekvienas namas siejamas su tam tikromis savybėmis, pradedant savimi ir baigiant visuomene bei kitomis sritimis. Tuo metu, kai gimėte, visos planetos buvo tam tikruose ženkluose ir </text:span><text:span text:style-name="T7">būstuose</text:span><text:span text:style-name="T2">. Kai astrologas aiškina jūsų horoskopą, jis sujungia kiekvienos planetos, namo, kuriame ji yra, ir ženklo, kuriame ji yra, reikšmę, kad </text:span><text:span text:style-name="T7">apibrėžtų</text:span><text:span text:style-name="T2"> kliūtis arba dovanas, su kuriomis susidursite šiame gyvenime.</text:span></text:p>
      <text:p text:style-name="P15"/>
      <text:p text:style-name="P15">Kai planetos aplanko kurį nors namą, jos apšviečia tą jūsų horoskopo dalį ir sustiprina to namo bruožus. Astrologai, naudodamiesi namais, numato, kurios jūsų gyvenimo sritys atsidurs dėmesio centre ir kur galite imtis geriausių veiksmų. </text:p>
      <text:p text:style-name="P18"/>
      <text:p text:style-name="P3"><text:span text:style-name="T2">12 horoskopo </text:span><text:span text:style-name="T7">būstų :</text:span></text:p>
      <text:p text:style-name="P18"/>
      <text:p text:style-name="P2"><text:span text:style-name="T13">Pirmasis būstas</text:span><text:span text:style-name="T2"> yra Zodiako pradžia ir apima visus "pirmuosius" dalykus: pirmąjį įspūdį, save ir išvaizdą, lyderystę, naujas iniciatyvas, naują pradžią. Ženklas, esantis ant šio </text:span><text:span text:style-name="T7">būsto kuspido</text:span><text:span text:style-name="T2">, vadinamas kylančiu ženklu arba ascendentu. (Valdo Avinas)</text:span></text:p>
      <text:p text:style-name="P18"/>
      <text:p text:style-name="P18"/>
      <text:p text:style-name="P2"><text:span text:style-name="T11">An</text:span><text:span text:style-name="T13">trasis būstas</text:span><text:span text:style-name="T2"> apima visus dalykus, susijusius su jūsų <text:s/>materialia ir fizine aplinka - skonį, kvapus, garsą, lytėjimą, vaizdus. </text:span><text:span text:style-name="T7">Šis būstas</text:span><text:span text:style-name="T2"> taip pat valdo pajamas, pinigus ir savigarbą. (Valdo Jautis)</text:span></text:p>
      <text:p text:style-name="P18"/>
      <text:p text:style-name="P18"/>
      <text:p text:style-name="P2"><text:span text:style-name="T11">Trečiasis </text:span><text:span text:style-name="T13">būstas</text:span><text:span text:style-name="T2"> valdo visas bendravimo formas - kalbėjimą, mąstymą, prietaisus ir įrenginius. Trečiajame </text:span><text:span text:style-name="T7">Būste</text:span><text:span text:style-name="T2"> taip pat gyvena broliai ir seserys, kaimynystė, vietinės kelionės, bibliotekos, mokyklos, mokytojai ir bendruomenės reikalai. (Valdo Dvyniai)</text:span></text:p>
      <text:p text:style-name="P18"/>
      <text:p text:style-name="P2"><text:span text:style-name="T13">K</text:span><text:span text:style-name="T11">etvirtasis </text:span><text:span text:style-name="T13">būstas</text:span><text:span text:style-name="T2"> yra pačiame Zodiako rato dugne, todėl valdo visų dalykų "pamatus". Tai apima jūsų namus, privatumą, pagrindinį saugumą, tėvus (ypač motiną), vaikus, jūsų motinystės gebėjimus, globą ir rūpestį. (Valdo Vėžys)</text:span></text:p>
      <text:p text:style-name="P18"/>
      <text:p text:style-name="P2"><text:span text:style-name="T11">Penkt</text:span><text:span text:style-name="T13">asis būstas</text:span><text:span text:style-name="T7"> </text:span><text:span text:style-name="T2">valdo saviraišką, dramą, kūrybiškumą, spalvas, dėmesį, romantiką, linksmybes ir žaidimus. (Valdo Liūtas)</text:span></text:p>
      <text:p text:style-name="P18"/>
      <text:p text:style-name="P2"><text:span text:style-name="T13">Šeštasis būstas</text:span><text:span text:style-name="T2"> yra sveikatos ir tarnystės sritis. Jis valdo tvarkaraščius, organizavimą, rutiną, fizinį pasirengimą, mitybą ir mankštą, natūralų ir sveiką gyvenimo būdą, paslaugumą ir tarnystę kitiems. (Valdo Mergelė)</text:span></text:p>
      <text:p text:style-name="P18"/>
      <text:p text:style-name="P2"><text:span text:style-name="T11">Septintasis </text:span><text:span text:style-name="T13">būstas</text:span><text:span text:style-name="T2"> yra santykių ir kitų žmonių sektorius. Jis valdo visas partnerystes, tiek verslo, tiek asmenines, ir su santykiais susijusius reikalus, pavyzdžiui, sutartis, santuoką ir verslo sandorius. (Valdo Svarstyklės)</text:span></text:p>
      <text:p text:style-name="P18"/>
      <text:p text:style-name="P2"><text:span text:style-name="T11">Aštuntasis </text:span><text:span text:style-name="T13">būstas</text:span><text:span text:style-name="T2"> yra paslaptingas sektorius, valdantis gimimą, mirtį, seksą, transformaciją, paslaptis, susijungusias energijas ir giliausio lygio ryšius. Aštuntasis namas taip pat valdo kitų žmonių turtą ir pinigus (nekilnojamąjį turtą, palikimą, investicijas ir kt. (valdo Skorpionas)</text:span></text:p>
      <text:p text:style-name="P18"/>
      <text:p text:style-name="P2"><text:span text:style-name="T11">Devintasis </text:span><text:span text:style-name="T13">būstas</text:span><text:span text:style-name="T9"> </text:span><text:span text:style-name="T2">apima aukštesnįjį protą, plėtrą, tarptautines ir tolimas keliones, užsienio kalbas, </text:span><text:soft-page-break/><text:span text:style-name="T2">įkvėpimą, optimizmą, leidybą, transliacijas, universitetus ir aukštąjį išsilavinimą, sėkmę, riziką, nuotykius, azartinius žaidimus, religiją, filosofiją, moralę ir etiką. (Valdo Šaulys)</text:span></text:p>
      <text:p text:style-name="P18"/>
      <text:p text:style-name="P2"><text:span text:style-name="T13">Dešimtasis būstas</text:span><text:span text:style-name="T2"> yra pačioje viršūnėje ir labiausiai viešoje horoskopo dalyje. Dešimtasis namas valdo struktūras, korporacijas, tradicijas, viešąjį įvaizdį, šlovę, garbę, pasiekimus, apdovanojimus, ribas, taisykles, drausmę, autoritetą, tėvus ir tėvystę. Dešimtojo namo cusp arba riba taip pat vadinama vidurio dangumi ir nurodo jūsų karjeros kelią. (Valdo Ožiaragis)</text:span></text:p>
      <text:p text:style-name="P18"/>
      <text:p text:style-name="P2"><text:span text:style-name="T11">Vienuoli</text:span><text:span text:style-name="T14">ktasis būstas</text:span><text:span text:style-name="T15"> </text:span><text:span text:style-name="T2">valdo komandas, draugystę, grupes, visuomenę, technologijas, vaizdo ir elektroninę žiniasklaidą, tinklus, socialinį teisingumą, maištą ir humanitarinius reikalus. Jis taip pat valdo originalumą, ekscentriškumą, staigius įvykius, netikėtumus, išradimus, astronomiją, mokslinę fantastiką ir visus futuristinius dalykus. (Valdo Vandenis)</text:span></text:p>
      <text:p text:style-name="P18"/>
      <text:p text:style-name="P2"><text:span text:style-name="T2">Zodiaką užbaigia </text:span><text:span text:style-name="T8">d</text:span><text:span text:style-name="T10">vyktasis</text:span><text:span text:style-name="T2"> ir paskutinis </text:span><text:span text:style-name="T10">būstas</text:span><text:span text:style-name="T2">, kuris valdo pabaigas. Šis namas apima paskutinius projekto etapus, baigiamuosius darbus, užbaigimą, pomirtinį gyvenimą, senatvę ir pasidavimą. Jis taip pat siejamas su atsiskyrimu nuo visuomenės, institucijomis, ligoninėmis, kalėjimais, slaptais planais ir slaptais priešais. Be to, jis valdo vaizduotę, kūrybiškumą, menus, kiną, šokį, poeziją, žurnalus ir pasąmonę. (Valdo Žuvys)</text:span></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text:span text:style-name="T2">4. Ascendentas: </text:span><text:span text:style-name="T15">a</text:span><text:span text:style-name="T2">traskite savo kylantį ženklą</text:span></text:p>
      <text:p text:style-name="P11"/>
      <text:p text:style-name="P15">Ką kiti mato jumyse? Jūsų ascendentas arba kylantis ženklas lemia jūsų išvaizdą, požiūrį ir elgesį.</text:p>
      <text:p text:style-name="P4"><text:span text:style-name="T15">J</text:span><text:span text:style-name="T2">ūs žinote savo Saulės ženklą, bet horoskopas yra kur kas daugiau! Jūsų kylantis ženklas, dar vadinamas ascendentu, yra ženklas, kuris kilo virš rytinio horizonto, kai gimėte.</text:span></text:p>
      <text:p text:style-name="P15"/>
      <text:p text:style-name="P15">Norėdami apskaičiuoti savo kylantį ženklą, turite žinoti, kada gimėte - jei įmanoma, tai tiksliai, jei ne, tai apytiksliai. Išplėstinis astrologijos patarimas: žiūrėdami į savo horoskopą kaip į paveikslėlį, savo kylantį ženklą galite rasti 9:00 zodiako rato padėtyje. Tai yra pats pradinis horoskopo taškas, kuris pažymėtas tamsesne linija.</text:p>
      <text:p text:style-name="P11"/>
      <text:p text:style-name="P3"><text:span text:style-name="T15">Kylantis ženklas</text:span><text:span text:style-name="T2">: "Pirmasis įspūdis"</text:span></text:p>
      <text:p text:style-name="P11"/>
      <text:p text:style-name="P15">Pagal astrologiją jūsų kylantis ženklas lemia pirmąjį įspūdį - nuo jūsų išvaizdos iki požiūrio ir elgesio. Ar esate šiltas ir malonus, ar santūrus ir šiek tiek nerangus? Ar mėgstate ryškias spalvas ir blizgučius, ar patogiausiai jaučiatės vilkėdami „Armani“ kostiumą? Visus šiuos veiksnius galima lengvai nustatyti pagal kylantį ženklą jūsų horoskope.</text:p>
      <text:p text:style-name="P15"/>
      <text:p text:style-name="P15">Jei žmonės visada jus priskiria kitam ženklui, nenustebkite sužinoję, kad iš tikrųjų taip yra dėl jūsų kylančio ženklo.</text:p>
      <text:p text:style-name="P15"/>
      <text:p text:style-name="P15">Pavyzdžiui, santūresnis Ožiaragio Saulės ženklo žmogus, kurio augantis ženklas yra Liūtas, gali pasirodyti turintis panašių į Liūto bruožų. Jie gali turėti pašėlusius plaukus, būti atviri ir pasižymėti išraiškingesniu stiliumi nei vidutinis Ožiaragis. Kylantis ženklas taip pat gali nulemti jūsų orientaciją į gyvenimą. Paprastai drovus Vėžio Saulės ženklo žmogus, gimęs su tiesioginiu ir agresyviu Avino augimu, gali būti drąsesnis ir atviresnis nei, tarkime, Vėžio Saulės ženklo žmogus, gimęs su švelniu ir harmonijos siekiančiu Svarstyklių ascendentu.</text:p>
      <text:p text:style-name="P15"/>
      <text:p text:style-name="P4"><text:span text:style-name="T2">Kylantis ženklas keičiasi maždaug kas dvi valandas, todėl, norėdami gauti tikslų atsakymą, </text:span><text:span text:style-name="T16">koks jūsų ascendentas,</text:span><text:span text:style-name="T2">turite žinoti savo gimimo laiką. Deja, kai kuriuose gimimo liudijimuose gimimo laikas nenurodomas, todėl gali tekti pasikliauti tėvų atmintimi arba kreiptis į profesionalų astrologą, kad jis "atkurtų" jūsų horoskopą ir geriausiai atspėtų jūsų kylantį ženklą.</text:span></text:p>
      <text:p text:style-name="P15"/>
      <text:p text:style-name="P11">Kaip kylantis ženklas lemia mano "horoskopo valdovą"?</text:p>
      <text:p text:style-name="P11"/>
      <text:p text:style-name="P15">Kiekvienas Zodiako ženklas turi valdančiąją planetą (pavyzdžiui, Svarstykles valdo Venera, Vėžį - Mėnulis ir t. t.). Vadinamoji "horoskopo valdovė", valdančioji planeta, susijusi su jūsų kylančiuoju ženklu, leidžia geriau suprasti jūsų bendrą asmenybę ir net tai, kokius žmones pritraukiate į savo gyvenimą. Asmeniui, kurio horoskopas yra Šaulio, linksmas ir ekspansyvus Jupiteris (Šaulio valdovas) yra viso jo horoskopo valdančioji planeta. Išvertus: Jupiterio ciklai ir judėjimas turės ypač didelę įtaką šio žmogaus gyvenimui. Šaulį auginančio asmens gyvenime taip pat bus stiprios "jupiteriškos" temos: Jie gali mėgti keliauti, turėti tarptautinių ir daugiakultūrinių draugų ir pasižymėti amžino optimizmo dvasia.</text:p>
      <text:p text:style-name="P11"/>
      <text:p text:style-name="P12">Ascendentas ženkluose:</text:p>
      <text:p text:style-name="P12"/>
      <text:p text:style-name="P4"><text:span text:style-name="T2">Jei jūsų ascendentas yra </text:span><text:span text:style-name="T11">Avinas</text:span><text:span text:style-name="T2">, jūs darote drąsų ir nepamirštamą pirmąjį įspūdį. Avin</text:span><text:span text:style-name="T16">o</text:span><text:span text:style-name="T2"> kylantis ženklas gali pasirodyti kaip dinamiškas, siekiantis tikslo, bet taip pat galite būti skaitomas kaip pribloškiantis ar agresyvus. </text:span></text:p>
      <text:p text:style-name="P4"><text:soft-page-break/><text:span text:style-name="T2">Jei jūsų kylantis ženklas yra </text:span><text:span text:style-name="T11">Jautis</text:span><text:span text:style-name="T2">, pasižymite stipriu ir nepalaužiamu charakteriu, tvirta darbo etika ir dizaino pojūčiu. Jaučio kylančio ženklo stilius yra klasikinis ir kartu šiek tiek griežtas. Esate sukurti taip, kad išliktumėte!</text:span></text:p>
      <text:p text:style-name="P15"/>
      <text:p text:style-name="P4"><text:span text:style-name="T2">Jei jūsų kylančioji ž</text:span><text:span text:style-name="T16">enklas</text:span><text:span text:style-name="T2"> yra </text:span><text:span text:style-name="T11">Dvyniai</text:span><text:span text:style-name="T2">, </text:span><text:span text:style-name="T16">jūs itin daug kalbate</text:span><text:span text:style-name="T2"> ir gestikuliuoja rankomis. Dvynių kylančio ženklo stilius yra žaismingas - nebijote ryškių spalvų ar akį rėžiančių raštų.</text:span></text:p>
      <text:p text:style-name="P15"/>
      <text:p text:style-name="P4"><text:span text:style-name="T2">Jei jūsų kylančioji ž</text:span><text:span text:style-name="T16">enklas</text:span><text:span text:style-name="T2"> yra </text:span><text:span text:style-name="T11">Vėžys</text:span><text:span text:style-name="T2">, esate rūpestingas empatas, kuris yra labai jautrus arba intuityvus. Vėžio kylančio ženklo stilius yra moteriškas ir puoselėjantis su klasikinio žavesio prieskoniu.</text:span></text:p>
      <text:p text:style-name="P15"/>
      <text:p text:style-name="P4"><text:span text:style-name="T2">Jei jūsų ascendentas yra </text:span><text:span text:style-name="T11">Liūtas</text:span><text:span text:style-name="T2">, esate dinamiški, šilti ir galingi. Liūto augančio ženklo žmonių neįmanoma nepastebėti dėl jų skambaus juoko, spalvingos aprangos ir </text:span><text:span text:style-name="T16">vešlios šukuosenos</text:span><text:span text:style-name="T2">.</text:span></text:p>
      <text:p text:style-name="P15"/>
      <text:p text:style-name="P4"><text:span text:style-name="T2">Jei jūsų ascendentas yra </text:span><text:span text:style-name="T11">Mergelė</text:span><text:span text:style-name="T2">, esate pastabūs, analitiški ir galite atrodyti rimti ar pasimetę. Mergelės kylančio ženklo žmonės gali būti "kūdikio veido" ir gali puoštis ar rengtis baltai arba neutraliomis spalvomis.</text:span></text:p>
      <text:p text:style-name="P15"/>
      <text:p text:style-name="P4"><text:span text:style-name="T2">Jei jūsų ascendentas yra </text:span><text:span text:style-name="T11">Svarstyklės</text:span><text:span text:style-name="T2">, esate žavesio įsikūnijimas. Esate grakštūs, gerai apsirengę ir švelniai kalbantys. Svarstyklių kylančio ženklo žmonės yra švelnūs, bet nemėgsta konfliktų ir gali nueiti per toli, kad išsaugotų taiką.</text:span></text:p>
      <text:p text:style-name="P15"/>
      <text:p text:style-name="P4"><text:span text:style-name="T2">Jei Jūsų ascendentas yra </text:span><text:span text:style-name="T11">Skorpionas</text:span><text:span text:style-name="T2">, spinduliuojate valdžią ir jausmingumą. Jūsų Skorpiono kylančio ženklo atstovų buvimas gali būti juntamas net nepasakius nė žodžio. Galite pasirodyti intensyvus ir jus gali traukti dvasiniai ieškojimai.</text:span></text:p>
      <text:p text:style-name="P15"/>
      <text:p text:style-name="P4"><text:span text:style-name="T2">Jei jūsų kylantis ženklas yra </text:span><text:span text:style-name="T11">Šaulys</text:span><text:span text:style-name="T2">, kartais galite būti tiesmuki, išmintingi ir aštriai kritiški - viską žinantys. Kylantį Šaulio ženklą traukia didelės idėjos ir nekenčia mažakalbiškumo. Jūsų stilius spalvingas, pasaulietiškas ir eklektiškas.</text:span></text:p>
      <text:p text:style-name="P15"/>
      <text:p text:style-name="P4"><text:span text:style-name="T2">Jei jūsų kylantis ženklas yra </text:span><text:span text:style-name="T11">Ožiaragis</text:span><text:span text:style-name="T2">, esate darbštus, bebaimis ir nušlifuotas. Jūsų augantis Ožiaragio ženklas suteikia jums įžvalgumą </text:span><text:span text:style-name="T16">verslo srityje</text:span><text:span text:style-name="T2">, bet taip pat gali atrodyti sunkus ar pernelyg rimtas.</text:span></text:p>
      <text:p text:style-name="P15"/>
      <text:p text:style-name="P4"><text:span text:style-name="T2">Jei jūsų ascendentas yra </text:span><text:span text:style-name="T11">Vandenio</text:span><text:span text:style-name="T2"> ženklas, jūsų požiūris ir stilius yra savitas. Vandenio kylantis ženklas suteikia jums maištingumo, taip pat aistros socialiniam teisingumui ar pažangiausioms idėjoms.</text:span></text:p>
      <text:p text:style-name="P15"/>
      <text:p text:style-name="P4"><text:span text:style-name="T2">Jei jūsų </text:span><text:span text:style-name="T16">ascendentas</text:span><text:span text:style-name="T2"> yra </text:span><text:span text:style-name="T11">Žuvys</text:span><text:span text:style-name="T2">, jūsų akys gali būti švytinčios ir atspindėti pasaulio kančias. Žuvų augančio ženklo žmonės yra jautrūs menininkai, kurie gali būti galingi gydytojai, bet yra linkę į priklausomybes.</text:span></text:p>
      <text:p text:style-name="P15"/>
      <text:p text:style-name="P15"/>
      <text:p text:style-name="P15"/>
      <text:p text:style-name="P19"/>
      <text:p text:style-name="P19"/>
      <text:p text:style-name="P19"/>
      <text:p text:style-name="P19"/>
      <text:p text:style-name="P19"/>
      <text:p text:style-name="P19"/>
      <text:p text:style-name="P19"/>
      <text:p text:style-name="P19"/>
      <text:p text:style-name="P8"><text:soft-page-break/><text:span text:style-name="T2">5. </text:span><text:span text:style-name="T16">Stichijos</text:span><text:span text:style-name="T2">:Ugnies, Žemės, Oro ir Vandens ženklai</text:span></text:p>
      <text:p text:style-name="P13"/>
      <text:p text:style-name="P16">Dvylika Zodiako ženklų suskirstyti į keturias stichijas - ugnį, žemę, orą ir vandenį. Kiekviena iš šių elementų grupių pasižymi savitais bruožais. Kartu jos sudaro gamtos pasaulį, todėl kiekviena iš jų tam tikru būdu priklauso nuo kitos.</text:p>
      <text:p text:style-name="P16"/>
      <text:p text:style-name="P16"/>
      <text:p text:style-name="P20">Ugnies ženklai: Ugnies ženklai: Avinas, Liūtas, Šaulys</text:p>
      <text:p text:style-name="P20"/>
      <text:p text:style-name="P16">Kaip ir pati ugnis, ugnies ženklai yra aistringi, dinamiški ir temperamentingi. Ugnis gali sušildyti arba sunaikinti. Nors ugnis greitai sudega, jei nėra kuro, kuris ją palaikytų, ji taip pat gali atkurti savo galią iš pelenų. Viena kibirkštis gali sukelti miško gaisrą. Todėl ugnies ženklus reikia rūpestingai puoselėti ir valdyti.</text:p>
      <text:p text:style-name="P16"/>
      <text:p text:style-name="P20">Oro ženklai: Dvyniai, Svarstyklės, Vandenis</text:p>
      <text:p text:style-name="P20"/>
      <text:p text:style-name="P16">Oro ženklams būdingas veiksmas, idėjos ir judėjimas - jie yra "permainų vėjai". Kai jus užklumpa stiprus vėjo gūsis, negalite nejudėti. Nors kai kurie jų gretose gali būti tikri "oro viršininkai", kiti yra tokie pat galingi kaip gravitacijos jėga. Oro ženklai visiems atneša gaivaus oro gūsį, kai viskas ima strigti. Jų, kaip ir vėjo, neįmanoma pagauti, ir niekada nežinai, kur jie tave nublokš, kai tave pakels. Tačiau tai beveik visada bus nuotykis.</text:p>
      <text:p text:style-name="P16"/>
      <text:p text:style-name="P20">Žemės ženklai: Jaučio, Mergelės, Ožiaragio</text:p>
      <text:p text:style-name="P20"/>
      <text:p text:style-name="P16">Žemės ženklai išlieka tikri. Jie yra "įžeminti" žmonės, tie, kurie nuleidžia mus ant žemės ir primena, kad reikia pradėti nuo tvirto pagrindo. Lėti ir tvirti, šie "statytojai" yra ištikimi ir stabilūs, jie laikosi šalia savo žmonių sunkiais laikais. Geromis dienomis jie praktiški, blogiausiomis - materialistai arba per daug susitelkę į dalykų paviršių, kad gilintųsi į jų esmę.</text:p>
      <text:p text:style-name="P16"/>
      <text:p text:style-name="P20">Vandens ženklai: Vėžys, Skorpionas Žuvys</text:p>
      <text:p text:style-name="P20"/>
      <text:p text:style-name="P16">Intuityvūs, emocionalūs ir itin jautrūs vandens ženklai gali būti tokie pat paslaptingi kaip ir pats vandenynas. Kaip ir vanduo, jie gali būti gaivūs arba paskandinti jus savo gelmėse. Šiems ženklams dažnai būdingi intensyvūs sapnai ir ties psichikos riba esanti intuicija. Jiems svarbus saugumas - juk vandeniui reikia talpyklos, kitaip jis išdžiūsta ir išnykst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2">6. Kardinalūs, nepastovūs ir pastovūs ženklai</text:p>
      <text:p text:style-name="P14"/>
      <text:p text:style-name="P17">Kokį vaidmenį atliekate komandoje? Ar esate įžaidėjas, prodiuseris, ar užbaigėjas? 12 Zodiako ženklų yra suskirstyti į 3 savybes: Ženklai yra kardinalūs, kintamieji ir pastovieji ženklai. Žinodami savo savybes, galite lengviau rasti <text:s/>harmoniją.</text:p>
      <text:p text:style-name="P17"><text:s/></text:p>
      <text:p text:style-name="P17">Nesvarbu, ar jūsų Zodiako ženklas (dar žinomas kaip Saulės ženklas) yra kardinalusis, kintamasis, ar fiksuotasis, kiekviena jo savybė arba modalumas atlieka svarbų vaidmenį pasaulyje. Subalansuotas derinys bet kurioje komandoje gali būti idealus, jei tik išnaudosite savo unikalias stipriąsias puses - kurias padėsime iššifruoti!</text:p>
      <text:p text:style-name="P17"/>
      <text:p text:style-name="P5"><text:span text:style-name="T2">Pavyzdžiui, jei sudarytumėte įrašų sutartį, ji būtų tokia: Kardinalūs ženklai būtų žvaigždės, reklamuotojai arba tendencijų kūrėjai, kurie sukuria </text:span><text:span text:style-name="T17">projektą</text:span><text:span text:style-name="T2">. Fiksuoti ženklai būtų kantrūs darbininkai, prodiusuojantys albumą. Keičiamieji ženklai būtų redaktoriai, kurie paima beveik baigtą produktą ir atlieka galutinį masteringą bei remiksavimą.</text:span></text:p>
      <text:p text:style-name="P17"/>
      <text:p text:style-name="P21">Kardinalūs astrologijos ženklai: Avinas, Vėžys, Svarstyklės, Ožiaragis</text:p>
      <text:p text:style-name="P21"/>
      <text:p text:style-name="P17">Šie ženklai pradeda kiekvieną metų laiką - Avinas pradeda pavasarį, Vėžys - vasarą, Svarstyklės - rudenį, o Ožiaragis yra pirmasis žiemos ženklas. Taigi jie yra Zodiako lyderiai ir "idėjiniai žmonės". Šie ženklai vertina originalumą ir mėgsta būti pirmieji visur, ką daro. Jie yra tendencijų nustatinėtojai ir stebėtojai, tie, kurie pradeda vakarėlį ir išjudina minią. Tikėkitės, kad jie inicijuos idėją ar planą.</text:p>
      <text:p text:style-name="P17"/>
      <text:p text:style-name="P5"><text:span text:style-name="T2">Nors Kardinalieji ženklai gali imtis iniciatyvos, kai niekas kitas jos nesiima, jie dažnai veikia savarankiškai ir gali tapti despotiškais. </text:span><text:span text:style-name="T17">Šiems k</text:span><text:span text:style-name="T2">onkurencingiems <text:s/>ženklams taip pat būdingas teisių turėjimas. Jie žino, kad yra geriausi, ir mano, kad nusipelno aukščiausio įvertinimo ir visų su tuo susijusių priedų. Žmonės gali būti per daug įbauginti, kad mestų jiems iššūkį, ypač todėl, kad jie gali kalbėti greitai, minėti vardus ir savo statusą.</text:span></text:p>
      <text:p text:style-name="P17"/>
      <text:p text:style-name="P5"><text:span text:style-name="T2">Kardinaliesiems ženklams (arba žmonėms, kurių gimimo diagramose yra daug kardinaliųjų ženklų) reikia išmokti atsižvelgti į kitų žmonių nuomonę ir ją gerbti, užuot tapus savotišku vadovu. Vis dėlto geriausiai jie veikia, kai yra šalia kitų aukštų rezultatų siekiančių ir tikslo siekiančių žmonių. Kardinalieji ženklai gali būti puikūs lyderiai, kai laikosi sutarto vaidmens (o tai sunku) ir nenukrypsta nuo scenarijaus, nesiveržia į laukinę gamtą niekam nieko nesakę. </text:span><text:span text:style-name="T17">Kardinalieji ženklai nėra komandos žaidėjai.</text:span></text:p>
      <text:p text:style-name="P17"/>
      <text:p text:style-name="P21">Fiksuoti ženklai astrologijoje: Jautis, Liūtas, Skorpionas, Vandenis</text:p>
      <text:p text:style-name="P21"/>
      <text:p text:style-name="P17">Šie ženklai patenka į kiekvieno metų laiko vidurį. Jie yra stabilizatoriai - tie, kurie užsibrėžia tvirtą tikslą ar pamatą, o tada pradeda statyti. Fiksuotieji ženklai gali perimti entuziastingas idėjas, kurias sužadina kardinalieji ženklai, ir paversti jas kažkuo realiu. Jie paima kamuolį, kai kardinalo ženklas jį perduoda, ir nubėga atstumą iki tikslo. Fiksuotieji ženklai yra patikimi tipai, mėgstantys "darbų" sąrašus ir įmantrius titulus. Jei kardinalusis ženklas pasakys: "Keliaukime atostogauti!", Fiksuotasis ženklas paskambins į kelionių agentūrą, užsakys bilietus ir viešbutį ir visiems atsiųs sąrašą, ką reikia susipakuoti.</text:p>
      <text:p text:style-name="P17"/>
      <text:p text:style-name="P5"><text:span text:style-name="T2">Fiksuotieji ženklai yra stabilūs ir pagrįsti, ištikimi žmonės, kurie dažnai yra bet kurios organizacijos ar šeimos klijai. Jie yra puikūs vadybininkai ir koordinatoriai, jiems gerai sekasi organizuoti. Visada </text:span><text:soft-page-break/><text:span text:style-name="T2">žinote, kad, vadovaujant fiksuotajam ženklui, bus pasirūpinta svarbiausiais dalykais, o jie turi tai įrodančias skaičiuokles ir projektų planus! Fiksuotojo ženklo žmonės turi būti atsargūs, kad neatsidurtų "atsakingo" vaidmenyje, nes tai reikštų, kad jiems nebus linksma arba laisvu nuo darbo metu jie pasuks į kitą kraštutinumą. Jie gali būti pernelyg prisirišę prie procesų ir planų ir nepastebėti bendro vaizdo. Kadangi fiksuotųjų ženklų prigimtis yra stabilizuoti ir įleisti šaknis, priešindamiesi pokyčiams jie taip pat gali įstrigti rutinoje.</text:span></text:p>
      <text:p text:style-name="P17"/>
      <text:p text:style-name="P21">Astrologijos kintamieji ženklai: Dvyniai, Mergelė, Šaulys, Žuvys</text:p>
      <text:p text:style-name="P21"/>
      <text:p text:style-name="P17">Šie ženklai baigia kiekvieną sezoną - ir yra išmokę sunkias pavasario, vasaros, rudens ir žiemos pamokas. Jie žino, kad visi geri dalykai baigiasi, ir jų vaidmuo - paruošti visus metų laikų kaitai. Nepastovūs ženklai yra Zodiako prisitaikėliai, šiek tiek vyresni ir išmintingesni. Lankstesni ir geriau nei kiti ženklai paklūstantys pokyčiams, jie gali "chameleonu" prisitaikyti prie įvairių situacijų. Mutuojantys Zodiako ženklai taip pat yra Zodiako redaktoriai - tie, kurie užbaigia pakuotę, suteikdami jai laimėjimą. Kardinolo ženklas gali sukurti planą, Fiksuotasis ženklas - jį sukurti, o Mutabilusis ženklas - jį patobulinti kritiška akimi.</text:p>
      <text:p text:style-name="P17"/>
      <text:p text:style-name="P17">Nors Mutabilieji ženklai gali turėti nepatiklumo reputaciją, nes jie dėvi milijoną skirtingų skrybėlių, bet jiems tai patinka. Visoms jų idėjoms įgyvendinti neužtenka valandų per dieną, o šie Mutabilieji Zodiako ženklai Mėgsta meistrauti. Daryti ką nors rankomis, fotografuoti (ir, savaime suprantama, pridėti tobulą apkarpymą ir filtrą) - šie mėgėjai ir socialinės žiniasklaidos žvaigždės turi talentą dirbti su informacija, tiek žodine, tiek vaizdine. Jie dažnai būna išradėjai ir amatininkai. Jiems niekada nebūna nuobodu - bet jie taip pat niekada nebūna ramūs!</text:p>
      <text:p text:style-name="P17"/>
      <text:p text:style-name="P5"><text:span text:style-name="T2">Ramybės jausmas gali būti pasiektas, kai neramus </text:span><text:span text:style-name="T17">kintamasis</text:span><text:span text:style-name="T2"> ženklas pagaliau susitaiko su tuo, kad nė vienas žmogus, pomėgis ar darbas nepadarys jų 100 proc. laimingų. Jie yra didžiausi daugybę aistrų keliantys daugiaveidžiai, kuri</text:span><text:span text:style-name="T17">uos valdo </text:span><text:span text:style-name="T2">nuolatinis smalsumas.</text:span></text:p>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2-23T22:30:13.624000000</dc:date>
    <meta:editing-duration>PT1H2M20S</meta:editing-duration>
    <meta:editing-cycles>26</meta:editing-cycles>
    <meta:document-statistic meta:table-count="0" meta:image-count="0" meta:object-count="0" meta:page-count="11" meta:paragraph-count="101" meta:word-count="3803" meta:character-count="27568" meta:non-whitespace-character-count="23843"/>
  </office:meta>
</office:document-meta>
</file>